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c054" officeooo:paragraph-rsid="0003c054"/>
    </style:style>
    <style:style style:name="P2" style:family="paragraph" style:parent-style-name="Standard">
      <style:text-properties officeooo:rsid="0003c054" officeooo:paragraph-rsid="0005b62d"/>
    </style:style>
    <style:style style:name="P3" style:family="paragraph" style:parent-style-name="Standard">
      <style:text-properties officeooo:rsid="0003c054" officeooo:paragraph-rsid="000e1621"/>
    </style:style>
    <style:style style:name="P4" style:family="paragraph" style:parent-style-name="Standard">
      <style:text-properties officeooo:rsid="0003c054" officeooo:paragraph-rsid="001091a8"/>
    </style:style>
    <style:style style:name="P5" style:family="paragraph" style:parent-style-name="Standard">
      <style:text-properties officeooo:rsid="0004f335" officeooo:paragraph-rsid="0004f335"/>
    </style:style>
    <style:style style:name="P6" style:family="paragraph" style:parent-style-name="Standard">
      <style:text-properties officeooo:rsid="0004f335" officeooo:paragraph-rsid="0008f8dd"/>
    </style:style>
    <style:style style:name="P7" style:family="paragraph" style:parent-style-name="Standard">
      <style:text-properties officeooo:rsid="0004f335" officeooo:paragraph-rsid="001091a8"/>
    </style:style>
    <style:style style:name="P8" style:family="paragraph" style:parent-style-name="Standard">
      <style:text-properties officeooo:rsid="0005b62d" officeooo:paragraph-rsid="0005b62d"/>
    </style:style>
    <style:style style:name="P9" style:family="paragraph" style:parent-style-name="Standard">
      <style:text-properties officeooo:paragraph-rsid="00073c59"/>
    </style:style>
    <style:style style:name="P10" style:family="paragraph" style:parent-style-name="Standard">
      <style:text-properties officeooo:rsid="0007758f" officeooo:paragraph-rsid="001091a8"/>
    </style:style>
    <style:style style:name="P11" style:family="paragraph" style:parent-style-name="Standard">
      <style:text-properties officeooo:rsid="0008f8dd" officeooo:paragraph-rsid="0008f8dd"/>
    </style:style>
    <style:style style:name="P12" style:family="paragraph" style:parent-style-name="Standard">
      <style:text-properties officeooo:paragraph-rsid="0008f8dd"/>
    </style:style>
    <style:style style:name="P13" style:family="paragraph" style:parent-style-name="Standard">
      <style:text-properties officeooo:rsid="000ae937" officeooo:paragraph-rsid="000ae937"/>
    </style:style>
    <style:style style:name="P14" style:family="paragraph" style:parent-style-name="Standard">
      <style:text-properties officeooo:rsid="000ae937" officeooo:paragraph-rsid="000e1621"/>
    </style:style>
    <style:style style:name="P15" style:family="paragraph" style:parent-style-name="Standard">
      <style:text-properties officeooo:rsid="000c9c63" officeooo:paragraph-rsid="000e1621"/>
    </style:style>
    <style:style style:name="P16" style:family="paragraph" style:parent-style-name="Standard">
      <style:text-properties officeooo:paragraph-rsid="000e1621"/>
    </style:style>
    <style:style style:name="P17" style:family="paragraph" style:parent-style-name="Standard">
      <style:text-properties officeooo:rsid="000e1621" officeooo:paragraph-rsid="000e1621"/>
    </style:style>
    <style:style style:name="P18" style:family="paragraph" style:parent-style-name="Standard">
      <style:text-properties officeooo:rsid="000e1621" officeooo:paragraph-rsid="000f7e56"/>
    </style:style>
    <style:style style:name="P19" style:family="paragraph" style:parent-style-name="Standard">
      <style:text-properties officeooo:rsid="000f7e56" officeooo:paragraph-rsid="000f7e56"/>
    </style:style>
    <style:style style:name="P20" style:family="paragraph" style:parent-style-name="Standard">
      <style:text-properties officeooo:paragraph-rsid="001091a8"/>
    </style:style>
    <style:style style:name="P21" style:family="paragraph" style:parent-style-name="Standard">
      <style:text-properties officeooo:rsid="00111082" officeooo:paragraph-rsid="00111082"/>
    </style:style>
    <style:style style:name="P22" style:family="paragraph" style:parent-style-name="Standard">
      <style:text-properties fo:font-weight="normal" officeooo:rsid="000802a0" officeooo:paragraph-rsid="0005b62d" style:font-weight-asian="normal" style:font-weight-complex="normal"/>
    </style:style>
    <style:style style:name="P23" style:family="paragraph" style:parent-style-name="Standard">
      <style:text-properties fo:font-weight="normal" officeooo:rsid="000802a0" officeooo:paragraph-rsid="0008f8dd" style:font-weight-asian="normal" style:font-weight-complex="normal"/>
    </style:style>
    <style:style style:name="P24" style:family="paragraph" style:parent-style-name="Standard">
      <style:text-properties fo:font-weight="normal" officeooo:rsid="001091a8" style:font-weight-asian="normal" style:font-weight-complex="normal"/>
    </style:style>
    <style:style style:name="P25" style:family="paragraph" style:parent-style-name="Standard">
      <style:text-properties fo:font-weight="normal" officeooo:rsid="001091a8" officeooo:paragraph-rsid="001091a8" style:font-weight-asian="normal" style:font-weight-complex="normal"/>
    </style:style>
    <style:style style:name="P26" style:family="paragraph" style:parent-style-name="Standard">
      <style:text-properties fo:font-weight="normal" officeooo:rsid="00111082" style:font-weight-asian="normal" style:font-weight-complex="normal"/>
    </style:style>
    <style:style style:name="P27" style:family="paragraph" style:parent-style-name="Standard">
      <style:text-properties officeooo:rsid="0012e516" officeooo:paragraph-rsid="0012e516"/>
    </style:style>
    <style:style style:name="P28" style:family="paragraph" style:parent-style-name="Standard">
      <style:text-properties officeooo:rsid="0015e12f" officeooo:paragraph-rsid="0015e12f"/>
    </style:style>
    <style:style style:name="P29" style:family="paragraph" style:parent-style-name="Standard">
      <style:text-properties officeooo:paragraph-rsid="0015e12f"/>
    </style:style>
    <style:style style:name="P30" style:family="paragraph" style:parent-style-name="Standard">
      <style:text-properties officeooo:paragraph-rsid="0017a778"/>
    </style:style>
    <style:style style:name="P31" style:family="paragraph" style:parent-style-name="Standard">
      <style:text-properties officeooo:paragraph-rsid="00192fa6"/>
    </style:style>
    <style:style style:name="P32" style:family="paragraph" style:parent-style-name="Text_20_body">
      <style:text-properties officeooo:paragraph-rsid="001091a8"/>
    </style:style>
    <style:style style:name="P33" style:family="paragraph" style:parent-style-name="Text_20_body">
      <style:text-properties officeooo:rsid="001091a8"/>
    </style:style>
    <style:style style:name="P34" style:family="paragraph" style:parent-style-name="Heading_20_3">
      <style:text-properties officeooo:paragraph-rsid="001091a8"/>
    </style:style>
    <style:style style:name="P35" style:family="paragraph" style:parent-style-name="Heading_20_3">
      <style:text-properties officeooo:paragraph-rsid="000e1621"/>
    </style:style>
    <style:style style:name="P36" style:family="paragraph" style:parent-style-name="Heading_20_3">
      <style:text-properties officeooo:paragraph-rsid="0012e516"/>
    </style:style>
    <style:style style:name="P37" style:family="paragraph" style:parent-style-name="Heading_20_3">
      <style:text-properties officeooo:rsid="00201828" officeooo:paragraph-rsid="00201828"/>
    </style:style>
    <style:style style:name="P38" style:family="paragraph" style:parent-style-name="Heading_20_3">
      <style:text-properties officeooo:rsid="002157dd" officeooo:paragraph-rsid="002157dd"/>
    </style:style>
    <style:style style:name="P39" style:family="paragraph" style:parent-style-name="Heading_20_3">
      <style:text-properties officeooo:rsid="00216754" officeooo:paragraph-rsid="00216754"/>
    </style:style>
    <style:style style:name="P40" style:family="paragraph" style:parent-style-name="Standard">
      <style:text-properties officeooo:rsid="0015e12f" officeooo:paragraph-rsid="0015e12f"/>
    </style:style>
    <style:style style:name="P41" style:family="paragraph" style:parent-style-name="Standard">
      <style:text-properties officeooo:rsid="0015e12f" officeooo:paragraph-rsid="00192fa6"/>
    </style:style>
    <style:style style:name="P42" style:family="paragraph" style:parent-style-name="Standard">
      <style:text-properties officeooo:rsid="0015e12f" officeooo:paragraph-rsid="001bca7d"/>
    </style:style>
    <style:style style:name="P43" style:family="paragraph" style:parent-style-name="Standard">
      <style:text-properties officeooo:rsid="0015e12f" officeooo:paragraph-rsid="001e10af"/>
    </style:style>
    <style:style style:name="P44" style:family="paragraph" style:parent-style-name="Standard">
      <style:text-properties fo:font-weight="bold" officeooo:rsid="0015e12f" officeooo:paragraph-rsid="0015e12f" style:font-weight-asian="bold" style:font-weight-complex="bold"/>
    </style:style>
    <style:style style:name="P45" style:family="paragraph" style:parent-style-name="Standard">
      <style:text-properties fo:font-weight="bold" officeooo:rsid="001c4072" officeooo:paragraph-rsid="001c4072" style:font-weight-asian="bold" style:font-weight-complex="bold"/>
    </style:style>
    <style:style style:name="P46" style:family="paragraph" style:parent-style-name="Standard">
      <style:text-properties fo:font-weight="normal" officeooo:rsid="001c4072" officeooo:paragraph-rsid="001c4072" style:font-weight-asian="normal" style:font-weight-complex="normal"/>
    </style:style>
    <style:style style:name="P47" style:family="paragraph" style:parent-style-name="Standard">
      <style:text-properties officeooo:paragraph-rsid="0015e12f"/>
    </style:style>
    <style:style style:name="P48" style:family="paragraph" style:parent-style-name="Standard">
      <style:text-properties officeooo:rsid="00201828" officeooo:paragraph-rsid="00201828"/>
    </style:style>
    <style:style style:name="P49" style:family="paragraph" style:parent-style-name="Standard">
      <style:text-properties officeooo:rsid="00201828" officeooo:paragraph-rsid="00202064"/>
    </style:style>
    <style:style style:name="P50" style:family="paragraph" style:parent-style-name="Standard">
      <style:text-properties officeooo:paragraph-rsid="00111082"/>
    </style:style>
    <style:style style:name="P51" style:family="paragraph" style:parent-style-name="Standard">
      <style:text-properties officeooo:rsid="0004f335" officeooo:paragraph-rsid="0003c054"/>
    </style:style>
    <style:style style:name="P52" style:family="paragraph" style:parent-style-name="Standard">
      <style:text-properties officeooo:paragraph-rsid="00201828"/>
    </style:style>
    <style:style style:name="P53" style:family="paragraph" style:parent-style-name="Standard">
      <style:text-properties officeooo:rsid="00202064" officeooo:paragraph-rsid="00202064"/>
    </style:style>
    <style:style style:name="P54" style:family="paragraph" style:parent-style-name="Standard">
      <style:text-properties officeooo:rsid="002157dd" officeooo:paragraph-rsid="002157dd"/>
    </style:style>
    <style:style style:name="P55" style:family="paragraph" style:parent-style-name="Standard">
      <style:text-properties officeooo:paragraph-rsid="002157dd"/>
    </style:style>
    <style:style style:name="P56" style:family="paragraph" style:parent-style-name="Standard">
      <style:text-properties officeooo:rsid="00216754" officeooo:paragraph-rsid="00216754"/>
    </style:style>
    <style:style style:name="T1" style:family="text">
      <style:text-properties officeooo:rsid="0004f3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b62d" style:font-weight-asian="bold" style:font-weight-complex="bold"/>
    </style:style>
    <style:style style:name="T4" style:family="text">
      <style:text-properties fo:font-weight="bold" officeooo:rsid="00073c59" style:font-weight-asian="bold" style:font-weight-complex="bold"/>
    </style:style>
    <style:style style:name="T5" style:family="text">
      <style:text-properties fo:font-weight="bold" officeooo:rsid="0004f335" style:font-weight-asian="bold" style:font-weight-complex="bold"/>
    </style:style>
    <style:style style:name="T6" style:family="text">
      <style:text-properties fo:font-weight="bold" officeooo:rsid="0007758f" style:font-weight-asian="bold" style:font-weight-complex="bold"/>
    </style:style>
    <style:style style:name="T7" style:family="text">
      <style:text-properties fo:font-weight="bold" officeooo:rsid="001091a8" style:font-weight-asian="bold" style:font-weight-complex="bold"/>
    </style:style>
    <style:style style:name="T8" style:family="text">
      <style:text-properties fo:font-weight="bold" officeooo:rsid="001e10af" style:font-weight-asian="bold" style:font-weight-complex="bold"/>
    </style:style>
    <style:style style:name="T9" style:family="text">
      <style:text-properties fo:font-weight="bold" officeooo:rsid="001f4df7" style:font-weight-asian="bold" style:font-weight-complex="bold"/>
    </style:style>
    <style:style style:name="T10" style:family="text">
      <style:text-properties fo:font-weight="bold" officeooo:rsid="0015e12f" style:font-weight-asian="bold" style:font-weight-complex="bold"/>
    </style:style>
    <style:style style:name="T11" style:family="text">
      <style:text-properties fo:font-weight="bold" officeooo:rsid="00192fa6" style:font-weight-asian="bold" style:font-weight-complex="bold"/>
    </style:style>
    <style:style style:name="T12" style:family="text">
      <style:text-properties fo:font-weight="bold" officeooo:rsid="0017a778" style:font-weight-asian="bold" style:font-weight-complex="bold"/>
    </style:style>
    <style:style style:name="T13" style:family="text">
      <style:text-properties fo:font-weight="bold" officeooo:rsid="00216754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73c59" style:font-weight-asian="normal" style:font-weight-complex="normal"/>
    </style:style>
    <style:style style:name="T16" style:family="text">
      <style:text-properties fo:font-weight="normal" officeooo:rsid="001091a8" style:font-weight-asian="normal" style:font-weight-complex="normal"/>
    </style:style>
    <style:style style:name="T17" style:family="text">
      <style:text-properties fo:font-weight="normal" officeooo:rsid="00111082" style:font-weight-asian="normal" style:font-weight-complex="normal"/>
    </style:style>
    <style:style style:name="T18" style:family="text">
      <style:text-properties fo:font-weight="normal" officeooo:rsid="001e10af" style:font-weight-asian="normal" style:font-weight-complex="normal"/>
    </style:style>
    <style:style style:name="T19" style:family="text">
      <style:text-properties fo:font-weight="normal" officeooo:rsid="001f4df7" style:font-weight-asian="normal" style:font-weight-complex="normal"/>
    </style:style>
    <style:style style:name="T20" style:family="text">
      <style:text-properties style:font-name="Liberation Sans" fo:font-size="14.1000003814697pt" fo:font-weight="bold" officeooo:rsid="0005b62d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officeooo:rsid="0007758f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07758f" style:font-style-asian="italic" style:font-style-complex="italic"/>
    </style:style>
    <style:style style:name="T25" style:family="text">
      <style:text-properties fo:font-style="italic" fo:font-weight="normal" officeooo:rsid="0007758f" style:font-style-asian="italic" style:font-weight-asian="normal" style:font-style-complex="italic" style:font-weight-complex="normal"/>
    </style:style>
    <style:style style:name="T26" style:family="text">
      <style:text-properties officeooo:rsid="000c9c63"/>
    </style:style>
    <style:style style:name="T27" style:family="text">
      <style:text-properties officeooo:rsid="000e1621"/>
    </style:style>
    <style:style style:name="T28" style:family="text">
      <style:text-properties officeooo:rsid="000f7e56"/>
    </style:style>
    <style:style style:name="T29" style:family="text">
      <style:text-properties officeooo:rsid="001091a8"/>
    </style:style>
    <style:style style:name="T30" style:family="text">
      <style:text-properties officeooo:rsid="00111082"/>
    </style:style>
    <style:style style:name="T31" style:family="text">
      <style:text-properties officeooo:rsid="0012e516"/>
    </style:style>
    <style:style style:name="T32" style:family="text">
      <style:text-properties officeooo:rsid="0015e12f"/>
    </style:style>
    <style:style style:name="T33" style:family="text">
      <style:text-properties officeooo:rsid="0017a778"/>
    </style:style>
    <style:style style:name="T34" style:family="text">
      <style:text-properties officeooo:rsid="00192fa6"/>
    </style:style>
    <style:style style:name="T35" style:family="text">
      <style:text-properties officeooo:rsid="001aa2b7"/>
    </style:style>
    <style:style style:name="T36" style:family="text">
      <style:text-properties officeooo:rsid="001bca7d"/>
    </style:style>
    <style:style style:name="T37" style:family="text">
      <style:text-properties officeooo:rsid="001f4df7"/>
    </style:style>
    <style:style style:name="T38" style:family="text">
      <style:text-properties officeooo:rsid="00201828"/>
    </style:style>
    <style:style style:name="T39" style:family="text">
      <style:text-properties officeooo:rsid="00202064"/>
    </style:style>
    <style:style style:name="T40" style:family="text">
      <style:text-properties officeooo:rsid="002157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 wichtige Tags ( anfänge)</text:h>
      <text:p text:style-name="Standard">Kleine Tipps:</text:p>
      <text:p text:style-name="P17">ä <text:tab/><text:tab/>// schreibt man mit &amp;auml; <text:s text:c="2"/>a= kleines <text:s/>a<text:tab/><text:tab/>uml = Umlaut </text:p>
      <text:h text:style-name="Heading_20_2" text:outline-level="2">Tags für Head </text:h>
      <text:p text:style-name="P1">&lt;title&gt; <text:span text:style-name="T26">&lt;/title&gt;</text:span> <text:span text:style-name="T1"><text:s/>: <text:s/>f</text:span>ür websitentitel, also das was oben <text:span text:style-name="T2">im tab</text:span> steht</text:p>
      <text:p text:style-name="P51"/>
      <text:h text:style-name="P37" text:outline-level="3">Meta Tags</text:h>
      <text:p text:style-name="P52"><text:span text:style-name="T38"><text:s/>&lt;meta name=“keywords“ <text:s text:c="2"/>content =“HTML, Form“&gt;</text:span></text:p>
      <text:p text:style-name="P52"><text:span text:style-name="T38"><text:tab/><text:tab/>→ bestimmt wie unsere Seite gefunden werden soll (über welche Keywords)</text:span></text:p>
      <text:p text:style-name="P48">&lt;meta name=“description“ content=“Hier steht was unter dem Suchvorschlag bei google steht“&gt;</text:p>
      <text:p text:style-name="P48">&lt;meta <text:span text:style-name="T39">name=“author“ content=“The Morpheus“&gt; </text:span></text:p>
      <text:p text:style-name="P48"><text:tab/><text:tab/>→<text:span text:style-name="T39"> also die meta tags geben an über was man bei google gefunden wird </text:span></text:p>
      <text:p text:style-name="P53">&lt;meta http-equiv=“refresh“ content=“5“&gt;</text:p>
      <text:p text:style-name="P53"><text:tab/><text:tab/>→ seite wird aller 5 sek refresht</text:p>
      <text:p text:style-name="P49"/>
      <text:p text:style-name="P51"/>
      <text:h text:style-name="P37" text:outline-level="3">Attribute für Head Tags</text:h>
      <text:p text:style-name="Standard"><text:tab/><text:tab/>→<text:span text:style-name="T38"> lang“de-de“ um einfach die Sprache einzustellen</text:span></text:p>
      <text:p text:style-name="P8"/>
      <text:p text:style-name="P5"/>
      <text:h text:style-name="Heading_20_2" text:outline-level="2">Tags für boady </text:h>
      <text:p text:style-name="Text_20_body"/>
      <text:p text:style-name="P2">&lt;h1&gt; <text:tab/>: für eine Große <text:span text:style-name="T2">überschrift </text:span><text:s/><text:span text:style-name="T1">( geht von 1-6 )</text:span></text:p>
      <text:p text:style-name="P22"/>
      <text:p text:style-name="P9"><text:span text:style-name="T15">&lt;a&gt; <text:tab/>: </text:span><text:span text:style-name="T4">Link </text:span><text:span text:style-name="T15">dazwischen steht nicht das Ziel sondern das was blau unterstrichen wird </text:span></text:p>
      <text:p text:style-name="P9"><text:span text:style-name="T15"><text:tab/><text:tab/>→ href=“ </text:span><text:span text:style-name="T25">www...</text:span><text:span text:style-name="T15">„ <text:s/>in die anführungszeichen muss dann der Ziellink </text:span></text:p>
      <text:p text:style-name="P6">&lt;p&gt; <text:tab/>: für <text:span text:style-name="T2">fließtext</text:span></text:p>
      <text:p text:style-name="P12"><text:span text:style-name="T5"><text:tab/><text:tab/>→</text:span><text:span text:style-name="T4"> <text:s/></text:span><text:span text:style-name="T15">title=“ </text:span><text:span text:style-name="T25">Text abschnittsüberschr.</text:span><text:span text:style-name="T15">„ <text:s/>um dem Text wenn man mit Kurser drüber ist <text:tab/><text:tab/><text:tab/>einen zusammenfassenden title zu geben</text:span></text:p>
      <text:p text:style-name="P23"><text:tab/><text:tab/><text:tab/>- <text:s/>Anführungszeichen im title eines Textabschnittes nur möglich wenn </text:p>
      <text:p text:style-name="P23"><text:tab/><text:tab/><text:tab/> <text:s text:c="3"/>title=‘Wort „wort in anführungszeichen“ Wort‘</text:p>
      <text:p text:style-name="P11"><text:span text:style-name="T15"><text:tab/>&lt;</text:span><text:span text:style-name="T14">b&gt; / &lt;strong&gt;: </text:span><text:span text:style-name="T2">Fett <text:s/></text:span><text:span text:style-name="T14">funktioniert wohl aber nur wenn man es verschachtelt mit &lt;p&gt; <text:tab/><text:tab/><text:tab/><text:tab/><text:tab/>verwendet</text:span></text:p>
      <text:p text:style-name="P11"><text:tab/>&lt;i&gt;/ &lt;em&gt; <text:tab/> : <text:span text:style-name="T2">Kursiv </text:span><text:span text:style-name="T14">aber auch wieder nur geschachtelt mit &lt;p&gt;</text:span></text:p>
      <text:p text:style-name="P11"><text:span text:style-name="T14"><text:tab/>&lt;small&gt; <text:tab/>: macht den Text etwas </text:span><text:span text:style-name="T2">kleiner </text:span></text:p>
      <text:p text:style-name="P11"><text:tab/>&lt;mark&gt;<text:tab/>: <text:span text:style-name="T2">Markiert</text:span> den Text </text:p>
      <text:p text:style-name="P11"><text:tab/>&lt;del&gt; <text:tab/><text:tab/>: <text:span text:style-name="T2">streicht </text:span>den Text durch</text:p>
      <text:p text:style-name="P11"><text:tab/>&lt;ins&gt;<text:tab/><text:tab/>: <text:span text:style-name="T2">Unterstreicht</text:span></text:p>
      <text:p text:style-name="P11"><text:tab/>&lt;sub&gt; <text:tab/><text:tab/>: setzt tiefer (<text:span text:style-name="T2">tiefergestellt)</text:span></text:p>
      <text:p text:style-name="P11"><text:tab/>&lt;sup&gt; <text:tab/><text:tab/>: <text:span text:style-name="T2">Hochgstellt</text:span></text:p>
      <text:p text:style-name="P11"><text:tab/>&lt;q&gt; <text:tab/><text:tab/>: setzt etwas in Anführungszeichen</text:p>
      <text:p text:style-name="P11"/>
      <text:p text:style-name="P13">&lt;!-- – &gt; <text:tab/>: zwischen die Minuse (also 2 rechts oder 2 links) kann man Kommentare schreiben</text:p>
      <text:p text:style-name="P13"/>
      <text:h text:style-name="P34" text:outline-level="3"><text:soft-page-break/><text:span text:style-name="T20">Boady</text:span> Tags die man nicht zumachen muss </text:h>
      <text:p text:style-name="P32"/>
      <text:p text:style-name="P7">&lt;br&gt;<text:span text:style-name="T14"> muss man nicht zuamchen </text:span><text:span text:style-name="T2">/ </text:span><text:span text:style-name="T14">ist </text:span><text:span text:style-name="T2">Zeilenumbruch</text:span></text:p>
      <text:p text:style-name="P7"><text:span text:style-name="T14">&lt;hr&gt; / boady : </text:span><text:span text:style-name="T3">Horizontale Linie </text:span></text:p>
      <text:p text:style-name="P20"><text:span text:style-name="T21">&lt;img&gt; </text:span><text:span text:style-name="T6">Bild</text:span><text:span text:style-name="T21"> einfügen ( das Bild muss im HTML Container gespeichert sein <text:s/></text:span><text:span text:style-name="T6">2 Pflichtattribute</text:span></text:p>
      <text:p text:style-name="P10"><text:tab/><text:tab/>→ src=“ <text:span text:style-name="T23">Test.png</text:span>„ hier muss der <text:span text:style-name="T22">genaue</text:span> name vom Bild im HTML Container rein</text:p>
      <text:p text:style-name="P4"><text:tab/><text:tab/>→<text:span text:style-name="T21"> alt=“</text:span><text:span text:style-name="T24">schalte bilder ein</text:span><text:span text:style-name="T21"> „ (alternativ) wenn Bild nicht angezeigt wird muss <text:tab/><text:tab/><text:tab/><text:tab/><text:tab/><text:tab/><text:tab/>Textausgabe hin </text:span></text:p>
      <text:p text:style-name="P4"><text:tab/><text:tab/>→<text:span text:style-name="T21"> width=“ „ für die Breite vom Bild </text:span></text:p>
      <text:p text:style-name="P4"><text:tab/><text:tab/>→<text:span text:style-name="T21"> height=“ „ für die Höhe vom Bild </text:span></text:p>
      <text:p text:style-name="P4"/>
      <text:h text:style-name="P35" text:outline-level="3">Tabellen </text:h>
      <text:p text:style-name="P16">&lt;table&gt; <text:tab/><text:tab/><text:tab/><text:tab/><text:tab/>→<text:span text:style-name="T27"> border=“(z.B. 1)“ für Tabellenramen</text:span></text:p>
      <text:p text:style-name="P16"><text:tab/><text:span text:style-name="T26">&lt;tr&gt; <text:tab/><text:tab/><text:tab/><text:tab/><text:tab/>// neue Zeile</text:span></text:p>
      <text:p text:style-name="P16"><text:tab/><text:tab/><text:span text:style-name="T26">&lt;td&gt; <text:s/>&lt;/td&gt;<text:tab/><text:tab/><text:tab/>// neue Spalte in der neuen Zeile</text:span></text:p>
      <text:p text:style-name="P3"><text:tab/><text:tab/><text:span text:style-name="T26">&lt;td&gt; &lt;b&gt; Test &lt;/b&gt; <text:s/>&lt;/td&gt;<text:tab/>// Tabelleneintag „Test“ ist jz Fett gedruckt </text:span></text:p>
      <text:p text:style-name="P3"><text:tab/><text:tab/><text:span text:style-name="T26">&lt;td&gt; <text:s/>&lt;/td&gt;<text:tab/><text:tab/><text:tab/>// tabelle mit einer Zeile und 3 Spalten</text:span></text:p>
      <text:p text:style-name="P3"><text:tab/><text:span text:style-name="T26">&lt;/tr&gt;</text:span></text:p>
      <text:p text:style-name="P15">&lt;/table&gt;</text:p>
      <text:p text:style-name="P15"/>
      <text:p text:style-name="P15">- Man kann die Tabelleneinträge auch mit zusätzlichen Tags wie &lt;b&gt; bearbeiten.</text:p>
      <text:p text:style-name="P14"/>
      <text:p text:style-name="P14"/>
      <text:p text:style-name="P14"/>
      <text:p text:style-name="P14"/>
      <text:p text:style-name="P14"/>
      <text:h text:style-name="Heading_20_3" text:outline-level="3">Listen</text:h>
      <text:p text:style-name="P17">&lt;ul&gt;<text:tab/><text:tab/><text:tab/><text:tab/><text:tab/>// ungeordnete Liste (also mit Punkt)</text:p>
      <text:p text:style-name="P17"><text:tab/>&lt;li&gt; Kaffee &lt;/li&gt;<text:tab/><text:tab/>// erster Punkt auf der Liste</text:p>
      <text:p text:style-name="P17"><text:tab/>&lt;li&gt; Schinken &lt;/li&gt; </text:p>
      <text:p text:style-name="P17">&lt;/ul&gt;</text:p>
      <text:p text:style-name="P17">-----------------------------------------------------------------------------------------</text:p>
      <text:p text:style-name="P17"/>
      <text:p text:style-name="P18">&lt;ol&gt; <text:tab/><text:tab/><text:tab/><text:tab/><text:tab/>// <text:span text:style-name="T28">Nummerierte Liste</text:span></text:p>
      <text:p text:style-name="P18"><text:tab/><text:tab/><text:tab/><text:tab/><text:tab/>→<text:span text:style-name="T28"> type=“ „ um zu bestimmen was Hochgezählt werden soll </text:span></text:p>
      <text:p text:style-name="P18"><text:tab/><text:tab/><text:tab/><text:tab/><text:tab/><text:tab/><text:tab/><text:span text:style-name="T28">( Großes I für Römische Zahlen</text:span></text:p>
      <text:p text:style-name="P18"><text:s/><text:tab/>&lt;li&gt; Kaffee &lt;/li&gt;<text:tab/><text:tab/>// erster Punkt auf der Liste</text:p>
      <text:p text:style-name="P18"><text:tab/>&lt;li&gt; Schinken &lt;/li&gt; </text:p>
      <text:p text:style-name="P18">&lt;/<text:span text:style-name="T28">o</text:span>l&gt;</text:p>
      <text:p text:style-name="P18">-------------------------------------------------------------------------------------------</text:p>
      <text:p text:style-name="P13"><text:tab/><text:tab/></text:p>
      <text:p text:style-name="P13">- <text:s/><text:span text:style-name="T28">Wenn man eine Neue Liste anfängt wird wieder von vorn gezählt</text:span></text:p>
      <text:p text:style-name="P13"/>
      <text:p text:style-name="P19">&lt;dl&gt; <text:tab/><text:tab/><text:tab/><text:tab/><text:tab/><text:tab/>// Liste mit beschreibungen </text:p>
      <text:p text:style-name="P19"><text:tab/>&lt;dt&gt; Kaffe &lt;/dt <text:tab/><text:tab/><text:tab/>// erste ebene </text:p>
      <text:p text:style-name="P19"><text:tab/>&lt;dd&gt; Mein Wachmacher &lt;/dd&gt; <text:tab/>// eingerückte ebene</text:p>
      <text:p text:style-name="P19">&lt;/dl&gt; 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Struktur von HTML Seiten – <text:span text:style-name="T31">Bereiche Abgrenzen</text:span></text:h>
      <text:p text:style-name="P33"/>
      <text:p text:style-name="Standard">&lt;div&gt; <text:tab/><text:tab/><text:tab/><text:tab/><text:tab/>// Um einen <text:span text:style-name="T29">b</text:span>estimmten Bereich von der Seite abzugrenzen</text:p>
      <text:p text:style-name="Standard"><text:tab/><text:tab/><text:tab/>→<text:span text:style-name="T29"> style=“ background-color: #f00 <text:s/></text:span><text:span text:style-name="T16">um den </text:span><text:span text:style-name="T7">ganzen Bereich der von div <text:tab/><text:tab/><text:tab/><text:tab/><text:tab/><text:tab/><text:tab/><text:tab/><text:tab/>eingegrenzt</text:span><text:span text:style-name="T16"> ist rot zu machen </text:span></text:p>
      <text:p text:style-name="P24"><text:tab/><text:tab/><text:tab/>→ class=“ „ <text:s/>um für den eingegrenzten Bereich eine Klasse zu setzten die <text:tab/><text:tab/><text:tab/><text:tab/><text:tab/>man mit CSS ansprechen kann(dem Bereich ein Namen geben)</text:p>
      <text:p text:style-name="Standard"><text:span text:style-name="T16"><text:tab/><text:tab/><text:tab/><text:tab/><text:tab/>- </text:span><text:span text:style-name="T17">Klassennamen können mehrmals benutzt werden</text:span></text:p>
      <text:p text:style-name="P26"><text:tab/><text:tab/><text:tab/>→ id=“ „ <text:s text:c="2"/>ist das gleiche wie eine Klasse nur das der ID name nur einmal <text:tab/><text:tab/><text:tab/><text:tab/><text:tab/>verwendet werden kann </text:p>
      <text:p text:style-name="P26"/>
      <text:p text:style-name="P26"/>
      <text:p text:style-name="P25">&lt;span&gt; <text:tab/><text:tab/><text:tab/>// Span nimmt wirklich nur das was er bekommt ( Text ) und macht <text:tab/><text:tab/><text:tab/><text:tab/>die Buchstaben Rot, wobei der div IMMER den Ganzen bereich bis <text:tab/><text:tab/><text:tab/><text:tab/>zum Rechten ende seite nimmt </text:p>
      <text:p text:style-name="P25"/>
      <text:h text:style-name="P36" text:outline-level="3">I Frames - <text:span text:style-name="T30">Webseiten in andere Webseiten einbetten</text:span></text:h>
      <text:p text:style-name="Standard"/>
      <text:p text:style-name="Standard"/>
      <text:p text:style-name="P21">&lt;iframe src=“(Ziel<text:span text:style-name="T31">link</text:span>)“&gt; <text:tab/><text:tab/><text:tab/>// ein Attribut zwingend notwendig</text:p>
      <text:p text:style-name="P21"><text:tab/><text:tab/><text:tab/><text:tab/><text:tab/><text:tab/>// <text:span text:style-name="T31">wichtig, dass man htpps:// nicht vergisst </text:span></text:p>
      <text:p text:style-name="P21"><text:tab/><text:tab/><text:tab/><text:tab/>→<text:span text:style-name="T31"> sandbox=“ „ <text:s/>man kann mehrere Sachen erlauben / oder <text:tab/><text:tab/><text:tab/><text:tab/><text:tab/><text:tab/><text:tab/>nicht erlauben und dann mit leerzeichen trennen</text:span></text:p>
      <text:p text:style-name="P21"><text:tab/><text:tab/><text:span text:style-name="T31">(z.B allow-forms allow-popups allow-pointer…) standardmäßig ist alles unerlaubt</text:span></text:p>
      <text:p text:style-name="P21"/>
      <text:p text:style-name="P21"><text:tab/><text:tab/><text:tab/><text:tab/>→<text:span text:style-name="T31"> srcdoc=“ „ einfach ein text als platzhalter </text:span></text:p>
      <text:p text:style-name="P21"/>
      <text:p text:style-name="P21">&lt;/iframe&gt; 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Heading_20_3" text:outline-level="3">Forms</text:h>
      <text:p text:style-name="P27">- Forms ist wenn man den User irgendwas ausfüllen lassen kann…</text:p>
      <text:p text:style-name="P27"/>
      <text:p text:style-name="P28">&lt;form&gt; </text:p>
      <text:p text:style-name="P28"><text:tab/>Nutzer: &lt;input type=“<text:span text:style-name="T2">text</text:span>“ name=“nutzer“&gt; &lt;br&gt; <text:s/>// type ist der eingabetyp </text:p>
      <text:p text:style-name="P30"><text:tab/><text:tab/><text:tab/><text:tab/><text:tab/><text:tab/><text:tab/><text:tab/>// <text:span text:style-name="T32">name ist die Variable die man eingibt </text:span></text:p>
      <text:p text:style-name="P29"/>
      <text:p text:style-name="P29"/>
      <text:p text:style-name="P29"><text:tab/><text:span text:style-name="T32">Passwort: &lt;input type=“</text:span><text:span text:style-name="T10">password</text:span><text:span text:style-name="T32">“ name=“password“ <text:s/></text:span></text:p>
      <text:p text:style-name="P28"><text:s/><text:tab/><text:tab/><text:tab/><text:tab/>→ <text:s/>beim typ password sieht man nicht mehr was man eigegeben hat </text:p>
      <text:p text:style-name="P29"/>
      <text:p text:style-name="P29"/>
      <text:p text:style-name="P31"><text:tab/><text:span text:style-name="T33">&lt;input type=“radio“ name=“geschlecht“ value=“m“&gt;Weiblich&lt;br&gt;</text:span></text:p>
      <text:p text:style-name="P41"><text:tab/>&lt;input type=“radio“ name=“geschlecht“ value=“f“&gt;M&amp;auml;nnlich&lt;br&gt;</text:p>
      <text:p text:style-name="P31"><text:tab/><text:span text:style-name="T33">&lt;input type=“radio“ name=“geschlecht“ value=“d“&gt; Divers&lt;br&gt;</text:span></text:p>
      <text:p text:style-name="P29"><text:tab/><text:tab/><text:tab/><text:tab/>→<text:span text:style-name="T32"> type radio ist ein kleines Feld was man anklicken kann, man kann <text:tab/><text:tab/><text:tab/><text:tab/><text:tab/>immer nur 1 Feld pro Variable auswählen (jedes Feld setzt die <text:tab/><text:tab/><text:tab/><text:tab/><text:tab/>Variable geschlecht auf einen anderen wert/ man kann sich nur <text:tab/><text:tab/><text:tab/><text:tab/><text:tab/>für 1 entscheiden</text:span></text:p>
      <text:p text:style-name="P30"><text:tab/><text:span text:style-name="T33">Test :&lt;input type=“</text:span><text:span text:style-name="T12">radio</text:span><text:span text:style-name="T33">“ name=“irgendwas“ value=“i“&gt;&lt;br&gt;</text:span></text:p>
      <text:p text:style-name="P29"><text:tab/><text:tab/><text:tab/><text:tab/>→<text:span text:style-name="T32"> wenn man also dieses Feld anklickt kann man es nicht mehr ändern</text:span></text:p>
      <text:p text:style-name="P29"/>
      <text:p text:style-name="P29"><text:tab/><text:span text:style-name="T34">&lt;input type=“</text:span><text:span text:style-name="T11">checkbox</text:span><text:span text:style-name="T34">“ name=“kannHTML“ value=“kanns“&gt; Ich kann HTML</text:span></text:p>
      <text:p text:style-name="P29"><text:tab/><text:tab/><text:tab/><text:tab/>→<text:span text:style-name="T34"> vlaue ist der wert dem der „kannHTML“ also der Variable <text:tab/><text:tab/><text:tab/><text:tab/><text:tab/><text:tab/>zugewiesen wird </text:span></text:p>
      <text:p text:style-name="P29"><text:tab/><text:tab/><text:tab/><text:tab/>→<text:span text:style-name="T34"> checkbox ist das gleiche wie radio nur das man da den Wert wieder <text:tab/><text:tab/><text:tab/><text:tab/><text:tab/>rausnehmen kann </text:span></text:p>
      <text:p text:style-name="P29"><text:tab/><text:span text:style-name="T34">&lt;input type=“</text:span><text:span text:style-name="T11">button</text:span><text:span text:style-name="T34">“ onclick=“alert(‚HI da drausen!‘)“ value=“klick mich Button“&gt;</text:span></text:p>
      <text:p text:style-name="P29"><text:tab/><text:tab/><text:tab/><text:tab/>→<text:span text:style-name="T35"> selbsterklärender Button der viele Möglichkeiten bei onlick hat</text:span></text:p>
      <text:p text:style-name="P29"><text:tab/><text:span text:style-name="T32">&lt;input type=“</text:span><text:span text:style-name="T10">submit</text:span><text:span text:style-name="T32">“ value=“Klick mich“ <text:tab/></text:span></text:p>
      <text:p text:style-name="P29"><text:tab/><text:tab/><text:tab/><text:tab/>→<text:span text:style-name="T32"> type submit ist der Abschicken button</text:span></text:p>
      <text:p text:style-name="P29"><text:tab/><text:tab/><text:tab/><text:tab/>→<text:span text:style-name="T32"> value ist das was dann auf dem Submit button steht </text:span></text:p>
      <text:p text:style-name="P29"><text:tab/><text:span text:style-name="T37">&lt;input type=“</text:span><text:span text:style-name="T9">file</text:span><text:span text:style-name="T37">“ name“file“ multiple=“on“&gt; </text:span></text:p>
      <text:p text:style-name="P29"><text:tab/><text:tab/><text:tab/><text:tab/>→<text:span text:style-name="T37"> wenn man eine Datei aus seinem Home auswählen möchte</text:span></text:p>
      <text:p text:style-name="P29"/>
      <text:p text:style-name="P28">&lt;/form&gt; </text:p>
      <text:p text:style-name="P28"><text:tab/></text:p>
      <text:p text:style-name="P44"><text:tab/><text:span text:style-name="T36">Weitere Input typen </text:span></text:p>
      <text:p text:style-name="P42"><text:tab/><text:tab/>→<text:span text:style-name="T36"> <text:tab/>date; <text:tab/>time; <text:tab/>email;<text:tab/> color; <text:tab/>number(min=““ max=““;</text:span></text:p>
      <text:p text:style-name="P42"><text:span text:style-name="T36"><text:tab/><text:tab/>→ <text:tab/>range(min=““ max=““); <text:tab/>tel; <text:tab/>url:</text:span></text:p>
      <text:p text:style-name="P42"/>
      <text:p text:style-name="P42"><text:tab/><text:span text:style-name="T8">weitere attribute für die inputtypen</text:span></text:p>
      <text:p text:style-name="P42"><text:soft-page-break/><text:span text:style-name="T8"><text:tab/><text:tab/><text:tab/>→ </text:span><text:span text:style-name="T18">readonly=“readonly“<text:tab/>ist wenn man in das Inputfeld nichts mehr <text:tab/><text:tab/><text:tab/><text:tab/><text:tab/><text:tab/><text:tab/><text:tab/>eingeben kann</text:span></text:p>
      <text:p text:style-name="P43"><text:span text:style-name="T18"><text:tab/><text:tab/><text:tab/>→ disabled=“disabled“ <text:tab/>das gleiche wie readonly </text:span></text:p>
      <text:p text:style-name="P43"><text:span text:style-name="T18"><text:tab/><text:tab/><text:tab/>→ size=“100“ <text:tab/><text:tab/>wenn die max anzahl an Zeichen begrenzt wird</text:span></text:p>
      <text:p text:style-name="P43"><text:span text:style-name="T18"><text:tab/><text:tab/><text:tab/>→</text:span><text:span text:style-name="T19"> autofokus <text:tab/><text:tab/><text:tab/>wenn dein Cursor ein „startfeld“ haben soll</text:span><text:span text:style-name="T18"><text:tab/></text:span></text:p>
      <text:p text:style-name="P48"><text:span text:style-name="T18"><text:tab/><text:tab/><text:tab/>→ </text:span><text:span text:style-name="T14">required=“on“ <text:tab/><text:tab/>wenn ein Feld ausgefüllt werden muss</text:span></text:p>
      <text:p text:style-name="P42"><text:span text:style-name="T8"/></text:p>
      <text:p text:style-name="P45"/>
      <text:p text:style-name="P45"/>
      <text:p text:style-name="P45">wenn man auf den Submit button drückt soll man in einem neuen tab landen in dem die eingegebenen Infos gespeichert sind </text:p>
      <text:p text:style-name="P45"/>
      <text:p text:style-name="P46">&lt;form <text:s/>action=“zielseite.php“ target=“_blank“&gt; </text:p>
      <text:p text:style-name="P46"><text:tab/><text:tab/><text:tab/><text:tab/>→ action <text:tab/>für weiterleitung auf die Neue seite </text:p>
      <text:p text:style-name="P46"><text:tab/><text:tab/><text:tab/><text:tab/>→ target <text:tab/>für das öffnen von nem neuen tab</text:p>
      <text:p text:style-name="P46"/>
      <text:p text:style-name="P46"/>
      <text:h text:style-name="P38" text:outline-level="3">Videos Einbetten - Video sollte schon im HTML Container sein</text:h>
      <text:p text:style-name="P54">&lt;video width=“640“ controls=“on“ autoplay=“on“&gt;</text:p>
      <text:p text:style-name="P54"><text:tab/>&lt;source src=“Viedeodatei.mp4“ type=“video/mp4“&gt;</text:p>
      <text:p text:style-name="P54"/>
      <text:p text:style-name="P54"><text:tab/><text:span text:style-name="T2">//Untertitel</text:span></text:p>
      <text:p text:style-name="P54"><text:tab/>&lt;track src=“untertitel_en-vtt“ kind=“subtitles“ srclang=“en“ label=“English&gt; </text:p>
      <text:p text:style-name="P55"><text:span text:style-name="T40"><text:tab/>&lt;track src=“untertitel_de-vtt“ kind=“subtitles“ srclang=“de“ label=“Deutsch&gt; <text:s/><text:tab/></text:span></text:p>
      <text:p text:style-name="P54"><text:tab/>&lt;track src=“untertitel_fr-vtt“ kind=“subtitles“ srclang=“fr“ label=“Framzösisch&gt; <text:s/><text:tab/></text:p>
      <text:p text:style-name="P54"/>
      <text:h text:style-name="P38" text:outline-level="3">Audios Einbetten – man braucht im ordner / unterordner audio datei</text:h>
      <text:p text:style-name="P54">&lt;audio autoplay=“on“ controls=“on“&gt;</text:p>
      <text:p text:style-name="P54"><text:tab/>&lt;source src=“mieneAudiodatei.mp3“ type=“audio/mp3“&gt;</text:p>
      <text:p text:style-name="P54"><text:tab/></text:p>
      <text:p text:style-name="P54"><text:tab/><text:span text:style-name="T2">//</text:span><text:span text:style-name="T13">Youtube Video einbetten</text:span></text:p>
      <text:p text:style-name="P56">&lt;iframe width=“640“ height=“480“ src=“https://www.Youtube.com/enbed/…?controls=1“&gt; </text:p>
      <text:p text:style-name="P56"><text:tab/>→ für … muss die ID hinten dran, also das was in der Youtube URL hinter dem v= steht</text:p>
      <text:p text:style-name="P56"/>
      <text:p text:style-name="P56"/>
      <text:h text:style-name="P39" text:outline-level="3">SVG Grafiken- unendliches reinscrollen</text:h>
      <text:p text:style-name="P56">&lt;svg width=“200“ height=“200“&gt;</text:p>
      <text:p text:style-name="P56"><text:tab/>&lt;circle cx=“50“ cy“50“ r=“40“ stroke=“red“ stroke-width=“6“ fill=“blue“&gt;</text:p>
      <text:p text:style-name="P56"/>
      <text:p text:style-name="P56">→ muss man alle selber erstellen, kann man dann je nach bedarf googeln </text:p>
      <text:p text:style-name="P56"/>
      <text:p text:style-name="P5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15:34:13.348000000</meta:creation-date>
    <dc:date>2019-11-07T22:37:26.702000000</dc:date>
    <meta:editing-duration>PT38M21S</meta:editing-duration>
    <meta:editing-cycles>10</meta:editing-cycles>
    <meta:generator>LibreOffice/6.3.2.2$Windows_X86_64 LibreOffice_project/98b30e735bda24bc04ab42594c85f7fd8be07b9c</meta:generator>
    <meta:document-statistic meta:table-count="0" meta:image-count="0" meta:object-count="0" meta:page-count="5" meta:paragraph-count="140" meta:word-count="1054" meta:character-count="7484" meta:non-whitespace-character-count="6119"/>
  </office:meta>
</office:document-meta>
</file>